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3" style:base-cell-address="Sheet1.H2"/>
      <style:map style:condition="cell-content()=&quot;paraphrase&quot;" style:apply-style-name="Untitled4" style:base-cell-address="Sheet1.H2"/>
    </style:style>
    <style:style style:name="ce2" style:family="table-cell" style:parent-style-name="Default">
      <style:map style:condition="cell-content()=&quot;yes&quot;" style:apply-style-name="Untitled1" style:base-cell-address="Sheet1.L2"/>
      <style:map style:condition="cell-content()=&quot;paraphrase&quot;" style:apply-style-name="Untitled2" style:base-cell-address="Sheet1.L2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2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Default" office:value-type="string" calcext:value-type="string">
            <text:p><text:s/>Diagonal&gt;=2</text:p>
          </table:table-cell>
          <table:table-cell table:style-name="Default" office:value-type="string" calcext:value-type="string">
            <text:p><text:s/>Diagonal &gt;=3</text:p>
          </table:table-cell>
          <table:table-cell table:style-name="Default" office:value-type="string" calcext:value-type="string">
            <text:p><text:s/>Diagonal&gt;=4</text:p>
          </table:table-cell>
          <table:table-cell table:style-name="Default" office:value-type="string" calcext:value-type="string">
            <text:p><text:s/>Diagonal&gt;=5</text:p>
          </table:table-cell>
          <table:table-cell table:style-name="Default" office:value-type="string" calcext:value-type="string">
            <text:p>Assessment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fr.en</text:p>
          </table:table-cell>
          <table:table-cell office:value-type="float" office:value="0.327326835353989" calcext:value-type="float">
            <text:p>0.327326835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fr.en</text:p>
          </table:table-cell>
          <table:table-cell office:value-type="float" office:value="0.339683110243379" calcext:value-type="float">
            <text:p>0.339683110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8.45070422535211" calcext:value-type="float">
            <text:p>8.4507042254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it.fr</text:p>
          </table:table-cell>
          <table:table-cell office:value-type="float" office:value="0.437688109532409" calcext:value-type="float">
            <text:p>0.437688109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de.fr</text:p>
          </table:table-cell>
          <table:table-cell office:value-type="float" office:value="0.462250163521024" calcext:value-type="float">
            <text:p>0.462250163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de.fr</text:p>
          </table:table-cell>
          <table:table-cell office:value-type="float" office:value="0.476330511622467" calcext:value-type="float">
            <text:p>0.47633051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de.fr</text:p>
          </table:table-cell>
          <table:table-cell office:value-type="float" office:value="0.487950036474267" calcext:value-type="float">
            <text:p>0.487950036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it.fr</text:p>
          </table:table-cell>
          <table:table-cell office:value-type="float" office:value="0.50709255283711" calcext:value-type="float">
            <text:p>0.50709255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it.fr</text:p>
          </table:table-cell>
          <table:table-cell office:value-type="float" office:value="0.512989176042577" calcext:value-type="float">
            <text:p>0.51298917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1.2676056338028" calcext:value-type="float">
            <text:p>11.26760563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de.fr</text:p>
          </table:table-cell>
          <table:table-cell office:value-type="float" office:value="0.514495755427526" calcext:value-type="float">
            <text:p>0.5144957554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37.037037037037" calcext:value-type="float">
            <text:p>37.037037037</text:p>
          </table:table-cell>
          <table:table-cell office:value-type="float" office:value="42.2535211267606" calcext:value-type="float">
            <text:p>42.2535211268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fr.en</text:p>
          </table:table-cell>
          <table:table-cell office:value-type="float" office:value="0.524631389871113" calcext:value-type="float">
            <text:p>0.524631389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de.fr</text:p>
          </table:table-cell>
          <table:table-cell office:value-type="float" office:value="0.565333771083307" calcext:value-type="float">
            <text:p>0.565333771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0.6349206349206" calcext:value-type="float">
            <text:p>20.6349206349</text:p>
          </table:table-cell>
          <table:table-cell office:value-type="float" office:value="41.6666666666667" calcext:value-type="float">
            <text:p>41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fr.en</text:p>
          </table:table-cell>
          <table:table-cell office:value-type="float" office:value="0.56980288229819" calcext:value-type="float">
            <text:p>0.569802882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4.7058823529412" calcext:value-type="float">
            <text:p>14.7058823529</text:p>
          </table:table-cell>
          <table:table-cell office:value-type="float" office:value="54.5454545454545" calcext:value-type="float">
            <text:p>54.54545454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it.fr</text:p>
          </table:table-cell>
          <table:table-cell office:value-type="float" office:value="0.580014790565742" calcext:value-type="float">
            <text:p>0.580014790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4285714285714" calcext:value-type="float">
            <text:p>21.428571428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de.fr</text:p>
          </table:table-cell>
          <table:table-cell office:value-type="float" office:value="0.586939185653422" calcext:value-type="float">
            <text:p>0.586939185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57.8947368421053" calcext:value-type="float">
            <text:p>57.8947368421</text:p>
          </table:table-cell>
          <table:table-cell office:value-type="float" office:value="22.4137931034483" calcext:value-type="float">
            <text:p>22.413793103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fr.en</text:p>
          </table:table-cell>
          <table:table-cell office:value-type="float" office:value="0.673575314054563" calcext:value-type="float">
            <text:p>0.673575314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0.4347826086957" calcext:value-type="float">
            <text:p>30.4347826087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de.fr</text:p>
          </table:table-cell>
          <table:table-cell office:value-type="float" office:value="0.680413817439772" calcext:value-type="float">
            <text:p>0.680413817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52.1739130434783" calcext:value-type="float">
            <text:p>52.173913043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it.fr</text:p>
          </table:table-cell>
          <table:table-cell office:value-type="float" office:value="0.705882352941176" calcext:value-type="float">
            <text:p>0.70588235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fr.en</text:p>
          </table:table-cell>
          <table:table-cell office:value-type="float" office:value="0.721408419362348" calcext:value-type="float">
            <text:p>0.721408419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1.0526315789474" calcext:value-type="float">
            <text:p>21.052631578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de.fr</text:p>
          </table:table-cell>
          <table:table-cell office:value-type="float" office:value="0.721687836487032" calcext:value-type="float">
            <text:p>0.721687836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fr.en</text:p>
          </table:table-cell>
          <table:table-cell office:value-type="float" office:value="0.730296743340221" calcext:value-type="float">
            <text:p>0.7302967433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58.6206896551724" calcext:value-type="float">
            <text:p>58.6206896552</text:p>
          </table:table-cell>
          <table:table-cell office:value-type="float" office:value="47.1014492753623" calcext:value-type="float">
            <text:p>47.101449275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it.fr</text:p>
          </table:table-cell>
          <table:table-cell office:value-type="float" office:value="0.762770071396474" calcext:value-type="float">
            <text:p>0.762770071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58.8235294117647" calcext:value-type="float">
            <text:p>58.8235294118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de.fr</text:p>
          </table:table-cell>
          <table:table-cell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7.6923076923077" calcext:value-type="float">
            <text:p>57.6923076923</text:p>
          </table:table-cell>
          <table:table-cell office:value-type="float" office:value="76.4705882352941" calcext:value-type="float">
            <text:p>76.4705882353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it.fr</text:p>
          </table:table-cell>
          <table:table-cell office:value-type="float" office:value="0.801783725737273" calcext:value-type="float">
            <text:p>0.8017837257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55.952380952381" calcext:value-type="float">
            <text:p>55.9523809524</text:p>
          </table:table-cell>
          <table:table-cell office:value-type="float" office:value="78.125" calcext:value-type="float">
            <text:p>78.12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it.fr</text:p>
          </table:table-cell>
          <table:table-cell office:value-type="float" office:value="0.801783725737273" calcext:value-type="float">
            <text:p>0.801783725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55.5555555555556" calcext:value-type="float">
            <text:p>55.5555555556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it.fr</text:p>
          </table:table-cell>
          <table:table-cell office:value-type="float" office:value="0.866025403784439" calcext:value-type="float">
            <text:p>0.866025403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56.5217391304348" calcext:value-type="float">
            <text:p>56.521739130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it.fr</text:p>
          </table:table-cell>
          <table:table-cell office:value-type="float" office:value="0.869318287921223" calcext:value-type="float">
            <text:p>0.869318287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68.1159420289855" calcext:value-type="float">
            <text:p>68.115942029</text:p>
          </table:table-cell>
          <table:table-cell office:value-type="float" office:value="82.7586206896552" calcext:value-type="float">
            <text:p>82.7586206897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0526315789474" calcext:value-type="float">
            <text:p>21.052631578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calcext:conditional-formats>
          <calcext:conditional-format calcext:target-range-address="Sheet1.L2:Sheet1.L34">
            <calcext:condition calcext:apply-style-name="Untitled1" calcext:value="=&quot;yes&quot;" calcext:base-cell-address="Sheet1.L2"/>
            <calcext:condition calcext:apply-style-name="Untitled2" calcext:value="=&quot;paraphrase&quot;" calcext:base-cell-address="Sheet1.L2"/>
          </calcext:conditional-format>
          <calcext:conditional-format calcext:target-range-address="Sheet1.H2:Sheet1.L34">
            <calcext:condition calcext:apply-style-name="Untitled3" calcext:value="=&quot;yes&quot;" calcext:base-cell-address="Sheet1.H2"/>
            <calcext:condition calcext:apply-style-name="Untitled4" calcext:value="=&quot;paraphrase&quot;" calcext:base-cell-address="Sheet1.H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3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006600"/>
    </style:style>
    <style:style style:name="Untitled4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5:30:36.651535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5:37:18.971205866</dc:date>
    <meta:generator>LibreOffice/4.2.8.2$Linux_X86_64 LibreOffice_project/420m0$Build-2</meta:generator>
    <meta:editing-duration>PT5M29S</meta:editing-duration>
    <meta:editing-cycles>4</meta:editing-cycles>
    <meta:document-statistic meta:table-count="1" meta:cell-count="408" meta:object-count="0"/>
  </office:meta>
</office:document-meta>
</file>